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3.811cm" table:align="left"/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4.3cm"/>
    </style:style>
    <style:style style:name="Tabla1.C" style:family="table-column">
      <style:table-column-properties style:column-width="2.499cm"/>
    </style:style>
    <style:style style:name="Tabla1.D" style:family="table-column">
      <style:table-column-properties style:column-width="3.507cm"/>
    </style:style>
    <style:style style:name="Tabla1.E" style:family="table-column">
      <style:table-column-properties style:column-width="0.10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none" fo:border-right="none" fo:border-top="0.05pt solid #000000" fo:border-bottom="0.05pt solid #000000"/>
    </style:style>
    <style:style style:name="Tabla1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none" fo:border-right="none" fo:border-top="none" fo:border-bottom="0.05pt solid #000000"/>
    </style:style>
    <style:style style:name="Tabla1.E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deb9" style:font-weight-asian="bold" style:font-weight-complex="bold"/>
    </style:style>
    <style:style style:name="P3" style:family="paragraph" style:parent-style-name="Standard">
      <style:text-properties fo:font-weight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084614" officeooo:paragraph-rsid="00084614" style:font-weight-asian="normal" style:font-weight-complex="normal"/>
    </style:style>
    <style:style style:name="P6" style:family="paragraph" style:parent-style-name="Standard">
      <style:text-properties fo:font-weight="normal" officeooo:rsid="000ae9e4" officeooo:paragraph-rsid="000ae9e4" style:font-weight-asian="normal" style:font-weight-complex="normal"/>
    </style:style>
    <style:style style:name="P7" style:family="paragraph" style:parent-style-name="Standard">
      <style:text-properties fo:font-weight="normal" officeooo:rsid="000b7985" officeooo:paragraph-rsid="000b7985" style:font-weight-asian="normal" style:font-weight-complex="normal"/>
    </style:style>
    <style:style style:name="P8" style:family="paragraph" style:parent-style-name="Standard">
      <style:text-properties fo:font-weight="normal" officeooo:rsid="000d52f6" officeooo:paragraph-rsid="000d52f6" style:font-weight-asian="normal" style:font-weight-complex="normal"/>
    </style:style>
    <style:style style:name="P9" style:family="paragraph" style:parent-style-name="Standard">
      <style:text-properties fo:font-weight="normal" officeooo:rsid="000ced2e" officeooo:paragraph-rsid="000ced2e" style:font-weight-asian="normal" style:font-weight-complex="normal"/>
    </style:style>
    <style:style style:name="P10" style:family="paragraph" style:parent-style-name="Standard">
      <style:text-properties fo:font-weight="normal" officeooo:rsid="000bdd88" officeooo:paragraph-rsid="000bdd88" style:font-weight-asian="normal" style:font-weight-complex="normal"/>
    </style:style>
    <style:style style:name="P11" style:family="paragraph" style:parent-style-name="Standard">
      <style:text-properties fo:font-weight="normal" officeooo:rsid="0011b258" officeooo:paragraph-rsid="0011b258" style:font-weight-asian="normal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rsid="00111336" officeooo:paragraph-rsid="00111336" style:font-weight-asian="normal" style:font-weight-complex="normal"/>
    </style:style>
    <style:style style:name="P14" style:family="paragraph" style:parent-style-name="Standard">
      <style:text-properties fo:font-weight="normal" officeooo:rsid="0013cdd9" officeooo:paragraph-rsid="0013cdd9" style:font-weight-asian="normal" style:font-weight-complex="normal"/>
    </style:style>
    <style:style style:name="T1" style:family="text">
      <style:text-properties fo:language="en" fo:country="US" style:font-weight-asian="normal" style:font-weight-complex="normal"/>
    </style:style>
    <style:style style:name="T2" style:family="text">
      <style:text-properties fo:language="en" fo:country="US" officeooo:rsid="0007deb9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officeooo:rsid="0007deb9" style:font-weight-asian="normal" style:font-weight-complex="normal"/>
    </style:style>
    <style:style style:name="T5" style:family="text">
      <style:text-properties officeooo:rsid="00084614"/>
    </style:style>
    <style:style style:name="T6" style:family="text">
      <style:text-properties officeooo:rsid="000bdd88"/>
    </style:style>
    <style:style style:name="T7" style:family="text">
      <style:text-properties officeooo:rsid="000ef5fd"/>
    </style:style>
    <style:style style:name="T8" style:family="text">
      <style:text-properties fo:font-variant="normal" fo:text-transform="none" fo:color="#333333" style:font-name="sans-serif" fo:font-size="14.25pt" fo:letter-spacing="normal" fo:font-style="normal" fo:font-weight="normal"/>
    </style:style>
    <style:style style:name="T9" style:family="text">
      <style:text-properties officeooo:rsid="0011b258"/>
    </style:style>
    <style:style style:name="T10" style:family="text">
      <style:text-properties officeooo:rsid="0013be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TCP</text:p>
          </table:table-cell>
          <table:table-cell table:style-name="Tabla1.A1" office:value-type="string">
            <text:p text:style-name="P2">UDP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Acrónimo</text:p>
          </table:table-cell>
          <table:table-cell table:style-name="Tabla1.A2" office:value-type="string">
            <text:p text:style-name="P3"><text:span text:style-name="T3">Protocolo de control de transmisión. </text:span><text:span text:style-name="T4">(</text:span><text:span text:style-name="T1">Transmission Control Protocol</text:span><text:span text:style-name="T2">)</text:span></text:p>
          </table:table-cell>
          <table:table-cell table:style-name="Tabla1.A2" office:value-type="string">
            <text:p text:style-name="P4">User Datagram Protocol</text:p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Orientado a la conexión</text:p>
          </table:table-cell>
          <table:table-cell table:style-name="Tabla1.A2" office:value-type="string">
            <text:p text:style-name="P5">Sí</text:p>
          </table:table-cell>
          <table:table-cell table:style-name="Tabla1.A2" office:value-type="string">
            <text:p text:style-name="P5">No</text:p>
          </table:table-cell>
          <table:table-cell table:style-name="Tabla1.D2" office:value-type="string">
            <text:p text:style-name="P1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Nombre PDU</text:p>
          </table:table-cell>
          <table:table-cell table:style-name="Tabla1.A2" office:value-type="string">
            <text:p text:style-name="P5">Segmento</text:p>
          </table:table-cell>
          <table:table-cell table:style-name="Tabla1.A2" office:value-type="string">
            <text:p text:style-name="P5">Datagrama</text:p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ontrol de errores</text:p>
          </table:table-cell>
          <table:table-cell table:style-name="Tabla1.A2" office:value-type="string">
            <text:p text:style-name="P4"><text:s/><text:span text:style-name="T5">D</text:span>e transmisión en los segmentos<text:span text:style-name="T5">.</text:span></text:p>
          </table:table-cell>
          <table:table-cell table:style-name="Tabla1.A2" office:value-type="string">
            <text:p text:style-name="P4"><text:s/><text:span text:style-name="T6">E</text:span>n la transmisión entre extremos para cada datagrama. </text:p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Acuse de recibo</text:p>
          </table:table-cell>
          <table:table-cell table:style-name="Tabla1.A2" office:value-type="string">
            <text:p text:style-name="P6">Sí</text:p>
          </table:table-cell>
          <table:table-cell table:style-name="Tabla1.A2" office:value-type="string">
            <text:p text:style-name="P6">No</text:p>
          </table:table-cell>
          <table:table-cell table:style-name="Tabla1.D2" office:value-type="string">
            <text:p text:style-name="P1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table:number-rows-spanned="3" office:value-type="string">
            <text:p text:style-name="P1">Retransmisión</text:p>
            <text:p text:style-name="P1">automática</text:p>
            <text:p text:style-name="P1">de datos perdidos</text:p>
          </table:table-cell>
          <table:table-cell table:style-name="Tabla1.A2" table:number-rows-spanned="3" office:value-type="string">
            <text:p text:style-name="P7">Sí</text:p>
            <text:p text:style-name="P7"/>
          </table:table-cell>
          <table:table-cell table:style-name="Tabla1.A2" table:number-rows-spanned="3" office:value-type="string">
            <text:p text:style-name="P4"/>
          </table:table-cell>
          <table:table-cell table:style-name="Tabla1.D2" table:number-rows-spanned="3" office:value-type="string">
            <text:p text:style-name="P6">No</text:p>
          </table:table-cell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table-cell table:style-name="Tabla1.A2" table:number-rows-spanned="3" office:value-type="string">
            <text:p text:style-name="P1">Fragmentación de los datos</text:p>
            <text:p text:style-name="P1">que le llegan de la capa de</text:p>
            <text:p text:style-name="P1">aplicación</text:p>
          </table:table-cell>
          <table:table-cell table:style-name="Tabla1.A2" table:number-rows-spanned="3" office:value-type="string">
            <text:p text:style-name="P10">Sí</text:p>
          </table:table-cell>
          <table:table-cell table:style-name="Tabla1.A2" table:number-rows-spanned="3" office:value-type="string">
            <text:p text:style-name="P10">No</text:p>
          </table:table-cell>
          <table:table-cell table:style-name="Tabla1.D2" table:number-rows-spanned="3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table-cell table:style-name="Tabla1.A2" table:number-rows-spanned="4" office:value-type="string">
            <text:p text:style-name="P1">Etiquetado</text:p>
            <text:p text:style-name="P1">de<text:span text:style-name="T6"> los</text:span></text:p>
            <text:p text:style-name="P1">fragmentos</text:p>
            <text:p text:style-name="P1"/>
          </table:table-cell>
          <table:table-cell table:style-name="Tabla1.A2" table:number-rows-spanned="4" office:value-type="string">
            <text:p text:style-name="P10">Sí</text:p>
          </table:table-cell>
          <table:table-cell table:style-name="Tabla1.A2" table:number-rows-spanned="4" table:number-columns-spanned="2" office:value-type="string">
            <text:p text:style-name="P10">No</text:p>
          </table:table-cell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Control de flujo</text:p>
          </table:table-cell>
          <table:table-cell table:style-name="Tabla1.A2" office:value-type="string">
            <text:p text:style-name="P10">Sí</text:p>
          </table:table-cell>
          <table:table-cell table:style-name="Tabla1.A2" office:value-type="string">
            <text:p text:style-name="P10">No</text:p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Previene congestiones</text:p>
          </table:table-cell>
          <table:table-cell table:style-name="Tabla1.A2" office:value-type="string">
            <text:p text:style-name="P10">Sí</text:p>
          </table:table-cell>
          <table:table-cell table:style-name="Tabla1.A2" office:value-type="string">
            <text:p text:style-name="P10">No</text:p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Longitud del encabezado</text:p>
          </table:table-cell>
          <table:table-cell table:style-name="Tabla1.A2" office:value-type="string">
            <text:p text:style-name="P9">4 bits</text:p>
          </table:table-cell>
          <table:table-cell table:style-name="Tabla1.A2" office:value-type="string">
            <text:p text:style-name="P9">8 bytes</text:p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>Transporte fiable</text:p>
          </table:table-cell>
          <table:table-cell table:style-name="Tabla1.A2" office:value-type="string">
            <text:p text:style-name="P8">Sí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8">No</text:p>
          </table:table-cell>
          <table:table-cell table:style-name="Tabla1.E2" office:value-type="string">
            <text:p text:style-name="P1"/>
          </table:table-cell>
        </table:table-row>
        <table:table-row>
          <table:table-cell table:style-name="Tabla1.A2" table:number-rows-spanned="2" office:value-type="string">
            <text:p text:style-name="P1">Tipos de aplicaciones que lo</text:p>
            <text:p text:style-name="P1">utilizan</text:p>
          </table:table-cell>
          <table:table-cell table:style-name="Tabla1.A2" table:number-rows-spanned="2" office:value-type="string">
            <text:p text:style-name="P4">Esto hace que TCP sea más adecuado para las aplicaciones que necesitan transporte confiable y que pueden tolerar cierta demora</text:p>
          </table:table-cell>
          <table:table-cell table:style-name="Tabla1.A2" table:number-rows-spanned="2" table:number-columns-spanned="2" office:value-type="string">
            <text:p text:style-name="P4">Aplicaciones que pueden tolerar cierta pérdida de datos, pero requieren retrasos cortos o que no haya retrasos</text:p>
            <text:p text:style-name="P4">Aplicaciones con transacciones de solicitud y respuesta simples</text:p>
            <text:p text:style-name="P4">Comunicaciones unidireccionales donde no se requiere confiabilidad o donde la aplicación la pueda administrar</text:p>
          </table:table-cell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ext:soft-page-break/>
        <table:table-row>
          <table:table-cell table:style-name="Tabla1.A2" table:number-rows-spanned="4" office:value-type="string">
            <text:p text:style-name="P1">Ejemplos</text:p>
            <text:p text:style-name="P1">de</text:p>
            <text:p text:style-name="P1">aplicaciones</text:p>
            <text:p text:style-name="P1">que hacen uso de este<text:span text:style-name="T7"> protocolo</text:span></text:p>
          </table:table-cell>
          <table:table-cell table:style-name="Tabla1.A2" table:number-rows-spanned="4" office:value-type="string">
            <text:p text:style-name="P4">Protocolo de transferencia de hipertexto (HTTP)</text:p>
            <text:p text:style-name="P4">Protocolo de transferencia de archivos (FTP)</text:p>
            <text:p text:style-name="P4">Protocolo simple de transferencia de correo (SMTP)</text:p>
            <text:p text:style-name="P4">Telnet</text:p>
          </table:table-cell>
          <table:table-cell table:style-name="Tabla1.A2" table:number-rows-spanned="4" table:number-columns-spanned="2" office:value-type="string">
            <text:p text:style-name="P4">DHCP</text:p>
            <text:p text:style-name="P4">DNS: también puede utilizar TCP</text:p>
            <text:p text:style-name="P4">SNMP</text:p>
            <text:p text:style-name="P4">TFTP</text:p>
          </table:table-cell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.E2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i tenemos una aplicación de copias de seguridad que permite volcar imágenes de</text:p>
      <text:p text:style-name="P1">disco hacia varios PC a la vez (clonarlos) mediante mensajería IP de multicast, ¿qué pro</text:p>
      <text:p text:style-name="P1">tocolo utilizará: UDP o TCP? Razónalo.</text:p>
      <text:p text:style-name="P1"/>
      <text:p text:style-name="P13"><text:span text:style-name="T9">Elegiría</text:span> TCP porque es más fiable.</text:p>
      <text:p text:style-name="P14">Si bien es más lento, por esa prevalencia de fiablidad ante velocidad.</text:p>
      <text:p text:style-name="P4"/>
      <text:p text:style-name="P1"/>
      <text:p text:style-name="P1"/>
      <text:p text:style-name="P1">3. ¿Cómo podemos averiguar qué puertos están abiertos en nuestro PC? ¿Y en un PC</text:p>
      <text:p text:style-name="P1">remoto? ¿Existe algún modo de impedir que averigüen qué puertos tenemos abiertos en</text:p>
      <text:p text:style-name="P1">nuestro PC mediante un escaneo remoto de puertos?</text:p>
      <text:p text:style-name="P1"/>
      <text:p text:style-name="P11">Podríamos usar aplicaciones destinadas a tales efectos como por ejemplo NMAP.</text:p>
      <text:p text:style-name="P11">También mediante el uso de comandos destinados a tales efectos.</text:p>
      <text:p text:style-name="P11"/>
      <text:p text:style-name="P1"/>
      <text:p text:style-name="P1"/>
      <text:p text:style-name="P1"/>
      <text:p text:style-name="P1">4. Investiga y explica brevemente qué son los ordenadores zombie.</text:p>
      <text:p text:style-name="P1"/>
      <text:p text:style-name="P4"/>
      <text:p text:style-name="P4">Zombi es la denominación asignada a computadores personales que, tras haber sido infectados por algún tipo de malware, pueden ser usados por una tercera persona para ejecutar actividades hostiles. Este uso se produce sin la autorización o el conocimiento del usuario del equipo.</text:p>
      <text:p text:style-name="P4"/>
      <text:p text:style-name="P1">5. Investiga qué información se puede extraer a través de los puertos abiertos de</text:p>
      <text:p text:style-name="P1">nuestro PC.</text:p>
      <text:p text:style-name="P1"/>
      <text:p text:style-name="P4"><text:span text:style-name="T10">P</text:span>ueden ser usados para observar nuestras computadoras, robarnos información, espiarnos, etc. </text:p>
      <text:p text:style-name="P4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2:59:13.235041613</meta:creation-date>
    <dc:date>2019-05-20T12:38:06.336407848</dc:date>
    <meta:editing-duration>PT1H1M16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3" meta:paragraph-count="77" meta:word-count="384" meta:character-count="2405" meta:non-whitespace-character-count="2094"/>
  </office:meta>
</office:document-meta>
</file>